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jp-code-font-family" svg:font-family="'var jp-code-font-family'"/>
  </office:font-face-decls>
  <office:automatic-styles>
    <style:style style:name="P1" style:family="paragraph" style:parent-style-name="Heading_20_4">
      <style:paragraph-properties fo:keep-with-next="always"/>
    </style:style>
    <style:style style:name="P2" style:family="paragraph" style:parent-style-name="Heading_20_4">
      <style:text-properties officeooo:paragraph-rsid="001605b7"/>
    </style:style>
    <style:style style:name="P3"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a6099" loext:opacity="100%" style:font-name="var jp-code-font-family" fo:font-size="9.75pt" fo:letter-spacing="normal" fo:font-style="normal" fo:font-weight="normal"/>
    </style:style>
    <style:style style:name="P4" style:family="paragraph" style:parent-style-name="Preformatted_20_Text">
      <style:text-properties officeooo:paragraph-rsid="001605b7"/>
    </style:style>
    <style:style style:name="P5"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fo:padding="0in" fo:border="none"/>
      <style:text-properties fo:color="#2a6099" loext:opacity="100%"/>
    </style:style>
    <style:style style:name="P6" style:family="paragraph" style:parent-style-name="Text_20_body">
      <style:text-properties officeooo:paragraph-rsid="001605b7"/>
    </style:style>
    <style:style style:name="P7" style:family="paragraph" style:parent-style-name="Text_20_body">
      <style:text-properties officeooo:rsid="001605b7" officeooo:paragraph-rsid="001605b7"/>
    </style:style>
    <style:style style:name="T1" style:family="text">
      <style:text-properties officeooo:rsid="001605b7"/>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605b7" style:font-weight-asian="normal" style:font-weight-complex="normal"/>
    </style:style>
    <style:style style:name="T5" style:family="text">
      <style:text-properties fo:font-size="10.5pt" fo:font-weight="normal" style:font-size-asian="10.5pt" style:font-weight-asian="normal" style:font-size-complex="10.5pt"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tyle="italic" style:font-style-asian="italic" style:font-style-complex="italic"/>
    </style:style>
    <style:style style:name="T8" style:family="text">
      <style:text-properties fo:font-style="italic" officeooo:rsid="001605b7"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1605b7"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605b7" style:font-style-asian="normal" style:font-weight-asian="normal" style:font-style-complex="normal" style:font-weight-complex="normal"/>
    </style:style>
    <style:style style:name="T13" style:family="text">
      <style:text-properties fo:font-variant="normal" fo:text-transform="none" style:font-name="var jp-code-font-family" fo:font-size="9.75pt" fo:letter-spacing="normal" fo:font-style="normal" fo:font-weight="normal" style:font-weight-asian="normal" style:font-weight-complex="normal"/>
    </style:style>
    <style:style style:name="T14" style:family="text">
      <style:text-properties fo:color="#2a6099" loext:opacity="100%"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4"><text:span text:style-name="Strong_20_Emphasis">Activities:</text:span></text:h>
      <text:p text:style-name="Text_20_body"><text:span text:style-name="T4">C</text:span><text:span text:style-name="T3">reated </text:span><text:span text:style-name="Strong_20_Emphasis"><text:span text:style-name="T3">five structured documents</text:span></text:span><text:span text:style-name="T3"> on “</text:span><text:span text:style-name="Strong_20_Emphasis"><text:span text:style-name="T3">Bias in Machine Learning</text:span></text:span><text:span text:style-name="T3">”. </text:span><text:span text:style-name="T4">Tried to change their structure and summarize them to be better analyzed in the next step.</text:span><text:span text:style-name="T3"><text:line-break/>Each document contains </text:span><text:span text:style-name="Strong_20_Emphasis"><text:span text:style-name="T3">multiple paragraphs (2-5 per document)</text:span></text:span><text:span text:style-name="T3"> to facilitate chunking.<text:line-break/>Documents cover a </text:span><text:span text:style-name="Strong_20_Emphasis"><text:span text:style-name="T3">range of perspectives</text:span></text:span><text:span text:style-name="T3">, including historical evolution, case studies, regulatory responses, fairness techniques, and global ethical approaches.<text:line-break/></text:span><text:span text:style-name="T4">T</text:span><text:span text:style-name="T3">he documents were saved in </text:span><text:span text:style-name="Strong_20_Emphasis"><text:span text:style-name="Source_20_Text"><text:span text:style-name="T6">.docx</text:span></text:span></text:span><text:span text:style-name="Strong_20_Emphasis"><text:span text:style-name="T3"> format</text:span></text:span><text:span text:style-name="T3">, making them easy to process using </text:span><text:span text:style-name="Source_20_Text"><text:span text:style-name="T6">python-docx</text:span></text:span><text:span text:style-name="T3">.<text:line-break/></text:span></text:p>
      <text:h text:style-name="Heading_20_4" text:outline-level="4"><text:span text:style-name="Strong_20_Emphasis"><text:span text:style-name="T2">Challenges:</text:span></text:span></text:h>
      <text:p text:style-name="Text_20_body"><text:span text:style-name="Strong_20_Emphasis"><text:span text:style-name="T4">P</text:span></text:span><text:span text:style-name="Strong_20_Emphasis"><text:span text:style-name="T3">aragraph </text:span></text:span><text:span text:style-name="Strong_20_Emphasis"><text:span text:style-name="T4">s</text:span></text:span><text:span text:style-name="Strong_20_Emphasis"><text:span text:style-name="T3">tructure for </text:span></text:span><text:span text:style-name="Strong_20_Emphasis"><text:span text:style-name="T4">c</text:span></text:span><text:span text:style-name="Strong_20_Emphasis"><text:span text:style-name="T3">hunking:</text:span></text:span><text:span text:style-name="T3"> The first version of the documents had </text:span><text:span text:style-name="Strong_20_Emphasis"><text:span text:style-name="T3">large blocks of text</text:span></text:span><text:span text:style-name="T3">, which could lead to inefficient chunking. This was fixed by </text:span><text:span text:style-name="Strong_20_Emphasis"><text:span text:style-name="T3">breaking content into multiple paragraphs</text:span></text:span><text:span text:style-name="T3"> for better segmentation.<text:line-break/></text:span></text:p>
      <text:p text:style-name="P7"><text:span text:style-name="T3">The code used for chunking and all the documents used are attached.</text:span></text:p>
      <text:h text:style-name="P2" text:outline-level="4"><text:span text:style-name="Strong_20_Emphasis"><text:span text:style-name="T4">Here are the final chunks obtained:</text:span></text:span></text:h>
      <text:p text:style-name="P4"/>
      <text:p text:style-name="P3">Processing: 1.BiasInMachineLearning.docx</text:p>
      <text:p text:style-name="P3">Created 5 chunks</text:p>
      <text:p text:style-name="P5"/>
      <text:p text:style-name="P3">Chunk 1 (length: 215):</text:p>
      <text:p text:style-name="P3">Bias in machine learning (ML) has evolved alongside AI itself, reflecting the challenges of ensuring fairness in automated decision-making. Early AI systems inherited human biases due to limited representative data.</text:p>
      <text:p text:style-name="P3">--------------------------------------------------</text:p>
      <text:p text:style-name="P5"/>
      <text:p text:style-name="P3">Chunk 2 (length: 268):</text:p>
      <text:p text:style-name="P3">This document traces the historical development of bias in AI systems, from early statistical models to deep learning and modern AI ethics concerns. Early statistical models (1950s-1980s) relied on manually curated datasets, often reflecting biases in data collection.</text:p>
      <text:p text:style-name="P3">--------------------------------------------------</text:p>
      <text:p text:style-name="P5"/>
      <text:p text:style-name="P3">Chunk 3 (length: 214):</text:p>
      <text:p text:style-name="P3">Linear regression and early statistical learning approaches exhibited bias due to unrepresentative data. Machine learning growth (1990s-2010s) introduced more complex models, increasing reliance on historical data.</text:p>
      <text:p text:style-name="P3">--------------------------------------------------</text:p>
      <text:p text:style-name="P5"/>
      <text:p text:style-name="P3">Chunk 4 (length: 268):</text:p>
      <text:p text:style-name="P3">Neural networks and decision trees amplified existing biases, leading to issues in credit scoring and facial recognition. The deep learning era (2010s-present) introduced large-scale AI models like GPT and DALL·E, demonstrating biases in language and image generation.</text:p>
      <text:p text:style-name="P3">--------------------------------------------------</text:p>
      <text:p text:style-name="P5"/>
      <text:p text:style-name="P3">Chunk 5 (length: 77):</text:p>
      <text:p text:style-name="P3">Ethical concerns prompted fairness-aware algorithms and regulatory responses.</text:p>
      <text:p text:style-name="P3">--------------------------------------------------</text:p>
      <text:p text:style-name="P5"/>
      <text:p text:style-name="P3">Processing: 5.Perspectives_EthicalAI.docx</text:p>
      <text:p text:style-name="P3">Created 4 chunks</text:p>
      <text:p text:style-name="P5"><text:soft-page-break/></text:p>
      <text:p text:style-name="P3">Chunk 1 (length: 280):</text:p>
      <text:p text:style-name="P3">AI fairness and ethics are global concerns. This document examines different international approaches to bias mitigation in AI. The United Nations advocates for human rights-based AI governance, emphasizing the importance of fairness and transparency in automated decision-making.</text:p>
      <text:p text:style-name="P3">--------------------------------------------------</text:p>
      <text:p text:style-name="P5"/>
      <text:p text:style-name="P3">Chunk 2 (length: 265):</text:p>
      <text:p text:style-name="P3">The European Union enforces transparency and fairness in AI through GDPR and the AI Act, setting strict compliance standards for AI developers. The United States relies on industry standards and sector-specific regulations rather than a centralized AI fairness law.</text:p>
      <text:p text:style-name="P3">--------------------------------------------------</text:p>
      <text:p text:style-name="P5"/>
      <text:p text:style-name="P3">Chunk 3 (length: 201):</text:p>
      <text:p text:style-name="P3">Federal agencies oversee AI ethics enforcement. China's government-led AI ethics guidelines focus on fairness, transparency, and security. These policies shape the development of ethical AI frameworks.</text:p>
      <text:p text:style-name="P3">--------------------------------------------------</text:p>
      <text:p text:style-name="P5"/>
      <text:p text:style-name="P3">Chunk 4 (length: 158):</text:p>
      <text:p text:style-name="P3">The private sector, including companies like Google, IBM, and Microsoft, invests in AI fairness research, developing frameworks for responsible AI deployment.</text:p>
      <text:p text:style-name="P3">--------------------------------------------------</text:p>
      <text:p text:style-name="P5"/>
      <text:p text:style-name="P3">Processing: 3.RegulatoryApproaches_AI_Bias.docx</text:p>
      <text:p text:style-name="P3">Created 3 chunks</text:p>
      <text:p text:style-name="P5"/>
      <text:p text:style-name="P3">Chunk 1 (length: 240):</text:p>
      <text:p text:style-name="P3">Governments worldwide are taking different approaches to regulate and mitigate bias in AI. This document explores key regulatory efforts. The European Union has introduced the AI Act (2021), which classifies AI systems based on risk levels.</text:p>
      <text:p text:style-name="P3">--------------------------------------------------</text:p>
      <text:p text:style-name="P5"/>
      <text:p text:style-name="P3">Chunk 2 (length: 288):</text:p>
      <text:p text:style-name="P3">High-risk systems must meet strict fairness and transparency requirements. The United States lacks a comprehensive AI bias law but relies on the Federal Trade Commission (FTC) to enforce fairness under consumer protection laws. States like Illinois have passed biometric data regulations.</text:p>
      <text:p text:style-name="P3">--------------------------------------------------</text:p>
      <text:p text:style-name="P5"/>
      <text:p text:style-name="P3">Chunk 3 (length: 291):</text:p>
      <text:p text:style-name="P3">China has implemented AI governance guidelines emphasizing fairness and transparency. Companies deploying AI must ensure non-discrimination in algorithms. Global organizations like UNESCO and OECD advocate for ethical AI principles focusing on non-discrimination, transparency, and fairness.</text:p>
      <text:p text:style-name="P3">--------------------------------------------------</text:p>
      <text:p text:style-name="P5"/>
      <text:p text:style-name="P3">Processing: 2.BiasInMachineLearning_CaseStudies.docx</text:p>
      <text:p text:style-name="P3">Created 5 chunks</text:p>
      <text:p text:style-name="P5"/>
      <text:p text:style-name="P3">Chunk 1 (length: 169):</text:p>
      <text:p text:style-name="P3">AI bias has resulted in real-world consequences across multiple sectors. This document analyzes major case studies demonstrating the effects of bias in machine learning.</text:p>
      <text:p text:style-name="P3">--------------------------------------------------</text:p>
      <text:p text:style-name="P5"/>
      <text:p text:style-name="P3">Chunk 2 (length: 240):</text:p>
      <text:p text:style-name="P3">Hiring and employment: Amazon's hiring algorithm (2018) showed gender bias, downgrading female candidates due to past hiring patterns. This case demonstrated how ML models can reinforce historical inequalities if trained on biased datasets.</text:p>
      <text:p text:style-name="P3"><text:soft-page-break/>--------------------------------------------------</text:p>
      <text:p text:style-name="P5"/>
      <text:p text:style-name="P3">Chunk 3 (length: 252):</text:p>
      <text:p text:style-name="P3">Law enforcement and criminal justice: The COMPAS algorithm used for criminal sentencing showed racial bias, falsely labeling Black defendants as high risk at twice the rate of white defendants. This sparked concerns over AI-driven legal discrimination.</text:p>
      <text:p text:style-name="P3">--------------------------------------------------</text:p>
      <text:p text:style-name="P5"/>
      <text:p text:style-name="P3">Chunk 4 (length: 253):</text:p>
      <text:p text:style-name="P3">Healthcare disparities: A healthcare risk-prediction algorithm exhibited racial bias, allocating fewer resources to Black patients with similar health conditions as white patients. This highlights the risk of biased AI in critical decision-making areas.</text:p>
      <text:p text:style-name="P3">--------------------------------------------------</text:p>
      <text:p text:style-name="P5"/>
      <text:p text:style-name="P3">Chunk 5 (length: 222):</text:p>
      <text:p text:style-name="P3">Financial sector: AI-driven credit scoring systems demonstrated bias against minority communities, leading to disproportionate loan denials. Such biases underscore the need for transparency in AI-based financial decisions.</text:p>
      <text:p text:style-name="P3">--------------------------------------------------</text:p>
      <text:p text:style-name="P5"/>
      <text:p text:style-name="P3">Processing: 4.FairnessTechniquesInML.docx</text:p>
      <text:p text:style-name="P3">Created 4 chunks</text:p>
      <text:p text:style-name="P5"/>
      <text:p text:style-name="P3">Chunk 1 (length: 286):</text:p>
      <text:p text:style-name="P3">Researchers have developed multiple techniques to reduce AI bias. This document outlines fairness-aware machine learning approaches. Pre-processing methods focus on data balancing techniques such as re-weighting samples and synthetic data generation to improve fairness before training.</text:p>
      <text:p text:style-name="P3">--------------------------------------------------</text:p>
      <text:p text:style-name="P5"/>
      <text:p text:style-name="P3">Chunk 2 (length: 194):</text:p>
      <text:p text:style-name="P3">In-processing techniques include adversarial debiasing, where models are trained to minimize sensitive attribute influence, and regularization techniques that encourage fair decision boundaries.</text:p>
      <text:p text:style-name="P3">--------------------------------------------------</text:p>
      <text:p text:style-name="P5"/>
      <text:p text:style-name="P3">Chunk 3 (length: 217):</text:p>
      <text:p text:style-name="P3">Post-processing techniques involve model auditing and explainability tools such as SHAP and LIME, which help interpret biased outcomes. Adjusting model predictions to meet fairness constraints is another key approach.</text:p>
      <text:p text:style-name="P3">--------------------------------------------------</text:p>
      <text:p text:style-name="P5"/>
      <text:p text:style-name="P3">Chunk 4 (length: 142):</text:p>
      <text:p text:style-name="P3">Fairness-aware algorithms continue to evolve, integrating ethical considerations into AI development to mitigate bias and improve inclusivity.</text:p>
      <text:p text:style-name="P3">--------------------------------------------------</text:p>
      <text:p text:style-name="P6"><text:span text:style-name="Strong_20_Emphasis"><text:span text:style-name="T1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jp-code-font-family" svg:font-family="'var jp-code-font-family'"/>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8T19:48:21.471579437</meta:creation-date>
    <dc:date>2025-02-28T19:55:07.007071410</dc:date>
    <meta:editing-duration>PT6M46S</meta:editing-duration>
    <meta:editing-cycles>1</meta:editing-cycles>
    <meta:document-statistic meta:table-count="0" meta:image-count="0" meta:object-count="0" meta:page-count="3" meta:paragraph-count="79" meta:word-count="883" meta:character-count="7390" meta:non-whitespace-character-count="6584"/>
    <meta:generator>LibreOffice/24.2.7.2$Linux_X86_64 LibreOffice_project/420$Build-2</meta:generator>
  </office:meta>
</office:document-meta>
</file>